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fb0" officeooo:paragraph-rsid="000c2f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ant constants that need to be fed to the "collate_cultivar_data" project.</text:p>
      <text:p text:style-name="P1"/>
      <text:p text:style-name="P1">RAIN_THRESHOLD = 2</text:p>
      <text:p text:style-name="P1">ETO_MAX = 12</text:p>
      <text:p text:style-name="P1">KCP_MAX = 0.8</text:p>
      <text:p text:style-name="P1">BEGINNING_SEASON_MONTH = 7</text:p>
      <text:p text:style-name="P1">ETCP_PERC_DEVIATION = 0.30</text:p>
      <text:p text:style-name="P1">KCP_PERC_DEVIATION = 0.50</text:p>
      <text:p text:style-name="P1"/>
      <text:p text:style-name="P1">API_START_DATE = 2017-01-01</text:p>
      <text:p text:style-name="P1">API_END_DATE = yesterday</text:p>
      <text:p text:style-name="P1">TEMPERATURE_BASE = 10 degrees Celsius</text:p>
      <text:p text:style-name="P1"/>
      <text:p text:style-name="P1">pol_degree = 4</text:p>
      <text:p text:style-name="P1">delta_x = 1 (also known as step_size)</text:p>
      <text:p text:style-name="P1">x_limits = [0, 365]</text:p>
      <text:p text:style-name="P1"/>
      <text:p text:style-name="P1">CULTIVAR = "Golden Delicious Apples"</text:p>
      <text:p text:style-name="P1">WEEKLY_BINNED_VERSION = True</text:p>
      <text:p text:style-name="P1">mode = "WMA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7:46:41.580939149</meta:creation-date>
    <dc:date>2019-04-16T17:56:55.928446452</dc:date>
    <meta:editing-duration>PT10M1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65" meta:character-count="433" meta:non-whitespace-character-count="384"/>
  </office:meta>
</office:document-meta>
</file>